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5.427cm"/>
    </style:style>
    <style:style style:name="co3" style:family="table-column">
      <style:table-column-properties fo:break-before="auto" style:column-width="16.103cm"/>
    </style:style>
    <style:style style:name="co4" style:family="table-column">
      <style:table-column-properties fo:break-before="auto" style:column-width="6.706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3.593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1.12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_taotie_robot_lumiere_04_2023-02-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anufacturer Par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ar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densateur 100u</text:p>
          </table:table-cell>
          <table:table-cell office:value-type="string" calcext:value-type="string">
            <text:p>C2,C3,C4,C10</text:p>
          </table:table-cell>
          <table:table-cell office:value-type="string" calcext:value-type="string">
            <text:p>CAP-D6.3×F2.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/>
            <text:p>  Led ir  15414194BA210</text:p>
          </table:table-cell>
          <table:table-cell office:value-type="string" calcext:value-type="string">
            <text:p>D1,D2,D3,D4,D5,D6,D7,D8,D9,D10,D11,D12,D13,D14,D15,D16,D17,D18,D19,D20,D21,D22,D23,D24</text:p>
          </table:table-cell>
          <table:table-cell office:value-type="string" calcext:value-type="string">
            <text:p>WL-SITW_154141XXBA210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15414194BA210</text:p>
          </table:table-cell>
          <table:table-cell office:value-type="string" calcext:value-type="string">
            <text:p>wurth electronic</text:p>
          </table:table-cell>
          <table:table-cell office:value-type="string" calcext:value-type="string">
            <text:p>farnell</text:p>
          </table:table-cell>
          <table:table-cell office:value-type="float" office:value="2900791" calcext:value-type="float">
            <text:p>2900791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<text:a xlink:href="https://fr.farnell.com/wurth-elektronik/15414194ba210/emetteur-infrarouge-940-nm-cms/dp/2900791" xlink:type="simple">https://fr.farnell.com/wurth-elektronik/15414194ba210/emetteur-infrarouge-940-nm-cms/dp/2900791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necteur S003</text:p>
          </table:table-cell>
          <table:table-cell office:value-type="string" calcext:value-type="string">
            <text:p>J1,J2,J4,J7</text:p>
          </table:table-cell>
          <table:table-cell office:value-type="string" calcext:value-type="string">
            <text:p>HDR-M-2.54_1X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otronic</text:p>
          </table:table-cell>
          <table:table-cell office:value-type="float" office:value="9816" calcext:value-type="float">
            <text:p>981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<text:a xlink:href="https://www.gotronic.fr/art-connecteur-s003-124.htm" xlink:type="simple">https://www.gotronic.fr/art-connecteur-s003-124.htm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river DRV_8825</text:p>
          </table:table-cell>
          <table:table-cell office:value-type="string" calcext:value-type="string">
            <text:p>M_ARRIERE_DROIT1,M_ARRIERE_GAUCHE1,M_AV_DROIT1,M_AV_GAUCHE1</text:p>
          </table:table-cell>
          <table:table-cell office:value-type="string" calcext:value-type="string">
            <text:p>DRV_8825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gotronic</text:p>
          </table:table-cell>
          <table:table-cell office:value-type="float" office:value="33334" calcext:value-type="float">
            <text:p>33334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https://www.gotronic.fr/art-driver-de-moteur-pas-a-pas-drv8825-2133-22273.ht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nnecteur VCC_IN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ONN-TH_2P-P5.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otronic</text:p>
          </table:table-cell>
          <table:table-cell office:value-type="float" office:value="8090" calcext:value-type="float">
            <text:p>809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https://www.gotronic.fr/art-bornier-sc02-4535.ht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istance 10k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120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istance 20</text:p>
          </table:table-cell>
          <table:table-cell office:value-type="string" calcext:value-type="string">
            <text:p>R_IR1,R_IR2,R_IR3,R_IR4,R_IR5,R_IR6,R_IR7,R_IR8,R_IR9,R_IR10,R_IR11,R_IR12</text:p>
          </table:table-cell>
          <table:table-cell office:value-type="string" calcext:value-type="string">
            <text:p>R2512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FET BUZ 1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otronic</text:p>
          </table:table-cell>
          <table:table-cell table:style-name="ce2" office:value-type="float" office:value="2919" calcext:value-type="float">
            <text:p>2919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https://www.gotronic.fr/art-transistor-buz11-1979.ht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spberry Pi Camera Module v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ASPBERRY PI CAMERA MODULE V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otronic</text:p>
          </table:table-cell>
          <table:table-cell table:style-name="ce2" office:value-type="float" office:value="35379" calcext:value-type="float">
            <text:p>35379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https://www.gotronic.fr/art-camera-officielle-8-mpx-noir-rb-cam-v2ir-26775.htm</text:p>
          </table:table-cell>
        </table:table-row>
        <table:table-row table:style-name="ro1">
          <table:table-cell/>
          <table:table-cell office:value-type="string" calcext:value-type="string">
            <text:p>stepper nema 17HS15-0404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17HS15-0404S</text:p>
          </table:table-cell>
          <table:table-cell/>
          <table:table-cell office:value-type="string" calcext:value-type="string">
            <text:p>gotronic</text:p>
          </table:table-cell>
          <table:table-cell office:value-type="float" office:value="31116" calcext:value-type="float">
            <text:p>31116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<text:a xlink:href="https://www.gotronic.fr/art-moteur-17hs15-0404s-18354.htm" xlink:type="simple">https://www.gotronic.fr/art-moteur-17hs15-0404s-18354.htm</text:a>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densateur 100u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-D8.0×F3.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Condensateur </text:span>1000u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-D10.0×F5.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Condensateur </text:span>180u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-D8.0×F3.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Condensateur </text:span>0.33u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120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Condensateur </text:span>0.1u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120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necteur 39-29-1028</text:p>
          </table:table-cell>
          <table:table-cell office:value-type="string" calcext:value-type="string">
            <text:p>CN1</text:p>
          </table:table-cell>
          <table:table-cell office:value-type="string" calcext:value-type="string">
            <text:p>39-29-1028_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-30-1020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farnell</text:p>
          </table:table-cell>
          <table:table-cell office:value-type="float" office:value="9963367" calcext:value-type="float">
            <text:p>9963367</text:p>
          </table:table-cell>
          <table:table-cell office:value-type="string" calcext:value-type="string">
            <text:p>0.828</text:p>
          </table:table-cell>
          <table:table-cell office:value-type="string" calcext:value-type="string">
            <text:p>https://fr.farnell.com/molex/39301020/connecteur-header-2-voies-2-rangs/dp/9963367?ost=39-30-10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ode MBR360G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O-201AD_BD5.3-L8.4-P12.50-D1.4-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360G</text:p>
          </table:table-cell>
          <table:table-cell office:value-type="string" calcext:value-type="string">
            <text:p>ON Semicon</text:p>
          </table:table-cell>
          <table:table-cell office:value-type="string" calcext:value-type="string">
            <text:p>farnell </text:p>
          </table:table-cell>
          <table:table-cell office:value-type="float" office:value="2535570" calcext:value-type="float">
            <text:p>253557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<text:a xlink:href="https://fr.farnell.com/on-semiconductor/mbr360g/diode-schottky-3a-60v-axial/dp/2535570?ost=mbr360g" xlink:type="simple">https://fr.farnell.com/on-semiconductor/mbr360g/diode-schottky-3a-60v-axial/dp/2535570?ost=mbr360g</text:a>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Regulateur LM2576D2TR4-3.3G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NCP5663DSADJR4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  <text:p>    LM2576D2TR4-3.3G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/>
            <text:p>    2534185 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<text:a xlink:href="https://fr.farnell.com/on-semiconductor/lm2576d2tr4-3-3g/convertisseur-dc-dc-buck-52khz/dp/2534185?st=lm2576d2tr4-3.3g" xlink:type="simple">https://fr.farnell.com/on-semiconductor/lm2576d2tr4-3-3g/convertisseur-dc-dc-buck-52khz/dp/2534185?st=lm2576d2tr4-3.3g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obine 100uH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PM120120X102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S1210-104KED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farnell</text:p>
          </table:table-cell>
          <table:table-cell office:value-type="float" office:value="2288307" calcext:value-type="float">
            <text:p>2288307</text:p>
          </table:table-cell>
          <table:table-cell office:value-type="string" calcext:value-type="string">
            <text:p>2.904</text:p>
          </table:table-cell>
          <table:table-cell office:value-type="string" calcext:value-type="string">
            <text:p>https://fr.farnell.com/coilcraft/mss1210-104ked/inductance-100uh-3-4a-10-pwr-3/dp/2288307?ost=mss1210-104keb&amp;iscrfnonsku=tru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D-TH-5mm_G</text:p>
          </table:table-cell>
          <table:table-cell office:value-type="string" calcext:value-type="string">
            <text:p>LED1,LED2,LED3,LED4</text:p>
          </table:table-cell>
          <table:table-cell office:value-type="string" calcext:value-type="string">
            <text:p>LED-TH_BD5.0_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3-2SYGD/S530-E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gulateur R-746.5D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CONV_R-746.5D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-746.5P </text:p>
          </table:table-cell>
          <table:table-cell office:value-type="string" calcext:value-type="string">
            <text:p>RECOM</text:p>
          </table:table-cell>
          <table:table-cell office:value-type="string" calcext:value-type="string">
            <text:p>rs</text:p>
          </table:table-cell>
          <table:table-cell table:style-name="ce1" office:value-type="string" calcext:value-type="string">
            <text:p>828-9276 </text:p>
          </table:table-cell>
          <table:table-cell office:value-type="string" calcext:value-type="string">
            <text:p>37.49</text:p>
          </table:table-cell>
          <table:table-cell office:value-type="string" calcext:value-type="string">
            <text:p><text:a xlink:href="https://fr.rs-online.com/web/p/regulateurs-a-decoupage/8289276/?relevancy-data=7365617263685F636173636164655F6F726465723D31267365617263685F696E746572666163655F6E616D653D4931384E525353746F636B4E756D626572267365617263685F6C616E67756167655F757365643D656E267365617263685F6D617463685F6D6F64653D6D61746368616C6C267365617263685F7061747465726E5F6D6174636865643D5E2828282872737C5253295B205D3F293F285C647B337D5B5C2D5C735D3F5C647B332C347D5B705061415D3F29297C283235285C647B387D7C5C647B317D5C2D5C647B377D29292924267365617263685F7061747465726E5F6F726465723D31267365617263685F73745F6E6F726D616C697365643D59267365617263685F726573706F6E73655F616374696F6E3D267365617263685F747970653D52535F53544F434B5F4E554D424552267365617263685F77696C645F63617264696E675F6D6F64653D4E4F4E45267365617263685F6B6579776F72643D3832382D39323736267365617263685F6B6579776F72645F6170703D38323839323736267365617263685F636F6E6669673D3126&amp;searchHistory=%7B%22enabled%22%3Atrue%7D" xlink:type="simple">https://fr.rs-online.com/web/p/regulateurs-a-decoupage/8289276/?relevancy-data=7365617263685F636173636164655F6F726465723D31267365617263685F696E746572666163655F6E616D653D4931384E525353746F636B4E756D626572267365617263685F6C616E67756167655F757365643D656E267365617263685F6D617463685F6D6F64653D6D61746368616C6C267365617263685F7061747465726E5F6D6174636865643D5E2828282872737C5253295B205D3F293F285C647B337D5B5C2D5C735D3F5C647B332C347D5B705061415D3F29297C283235285C647B387D7C5C647B317D5C2D5C647B377D29292924267365617263685F7061747465726E5F6F726465723D31267365617263685F73745F6E6F726D616C697365643D59267365617263685F726573706F6E73655F616374696F6E3D267365617263685F747970653D52535F53544F434B5F4E554D424552267365617263685F77696C645F63617264696E675F6D6F64653D4E4F4E45267365617263685F6B6579776F72643D3832382D39323736267365617263685F6B6579776F72645F6170703D38323839323736267365617263685F636F6E6669673D3126&amp;searchHistory=%7B%22enabled%22%3Atrue%7D</text:a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sistance 80</text:p>
          </table:table-cell>
          <table:table-cell office:value-type="string" calcext:value-type="string">
            <text:p>R1,R2,R3,R31</text:p>
          </table:table-cell>
          <table:table-cell office:value-type="string" calcext:value-type="string">
            <text:p>R120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1">Resistance </text:span>11k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120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Resistance </text:span>25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120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Resistance </text:span>0.25</text:p>
          </table:table-cell>
          <table:table-cell office:value-type="string" calcext:value-type="string">
            <text:p>R6,R7,R8</text:p>
          </table:table-cell>
          <table:table-cell office:value-type="string" calcext:value-type="string">
            <text:p>R_AXIAL-0.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Resistance </text:span>10k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120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Resistance </text:span>1k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120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SFET BUZ 1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otronic</text:p>
          </table:table-cell>
          <table:table-cell table:style-name="ce2" office:value-type="float" office:value="2919" calcext:value-type="float">
            <text:p>2919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https://www.gotronic.fr/art-transistor-buz11-1979.ht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SPBERRY PI 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RASPBERRY PI 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otronic</text:p>
          </table:table-cell>
          <table:table-cell office:value-type="float" office:value="36838" calcext:value-type="float">
            <text:p>36838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https://www.gotronic.fr/art-carte-raspberry-pi-4-b-8-gb-31984.ht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ensy3.2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TEENSY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ensy 3.2</text:p>
          </table:table-cell>
          <table:table-cell/>
          <table:table-cell office:value-type="string" calcext:value-type="string">
            <text:p>gotronic</text:p>
          </table:table-cell>
          <table:table-cell office:value-type="float" office:value="34516" calcext:value-type="float">
            <text:p>34516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https://www.gotronic.fr/art-carte-teensy-3-2-25052.ht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uton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KRS0610_BY_HOFF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S0610</text:p>
          </table:table-cell>
          <table:table-cell/>
          <table:table-cell office:value-type="string" calcext:value-type="string">
            <text:p>gotronic</text:p>
          </table:table-cell>
          <table:table-cell table:style-name="ce2" office:value-type="float" office:value="7127" calcext:value-type="float">
            <text:p>71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https://www.gotronic.fr/art-bp-subminiature-krs0610-4269.ht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gulateur 7805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TO-220-3_L10.0-W4.5-P2.54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05CV-DG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gotronic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ttps://www.gotronic.fr/art-l7805cv-1578.htm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EE XML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MLBWT-00-0000-0000T5051</text:p>
          </table:table-cell>
          <table:table-cell table:style-name="ce1" office:value-type="string" calcext:value-type="string">
            <text:p><text:a xlink:href="https://fr.farnell.com/b/cree-led" xlink:type="simple">CREE LED</text:a> </text:p>
          </table:table-cell>
          <table:table-cell office:value-type="string" calcext:value-type="string">
            <text:p>farnell</text:p>
          </table:table-cell>
          <table:table-cell office:value-type="float" office:value="2430068" calcext:value-type="float">
            <text:p>2430068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<text:a xlink:href="https://fr.farnell.com/cree/xmlbwt-00-0000-0000t5051/led-haute-lumiblanc-froid-6200k/dp/2430068" xlink:type="simple">https://fr.farnell.com/cree/xmlbwt-00-0000-0000t5051/led-haute-lumiblanc-froid-6200k/dp/2430068</text:a>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interrupteur</text:p>
          </table:table-cell>
          <table:table-cell table:number-columns-repeated="6"/>
          <table:table-cell office:value-type="float" office:value="7179" calcext:value-type="float">
            <text:p>7179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<text:a xlink:href="https://www.gotronic.fr/art-inverseur-unipolaire-esp101-4310.htm" xlink:type="simple">https://www.gotronic.fr/art-inverseur-unipolaire-esp101-4310.htm</text:a></text:p>
          </table:table-cell>
        </table:table-row>
        <table:table-row table:style-name="ro1">
          <table:table-cell/>
          <table:table-cell office:value-type="string" calcext:value-type="string">
            <text:p>porte batteri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x18650PCBHOL </text:p>
          </table:table-cell>
          <table:table-cell table:style-name="ce3" office:value-type="string" calcext:value-type="string">
            <text:p>Blossom</text:p>
          </table:table-cell>
          <table:table-cell office:value-type="string" calcext:value-type="string">
            <text:p>tinytronics</text:p>
          </table:table-cell>
          <table:table-cell table:style-name="ce1" office:value-type="float" office:value="693" calcext:value-type="float">
            <text:p>69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https://www.tinytronics.nl/shop/en/power/battery-holders-and-clips/18650/4x-18650-battery-holder-for-pcb</text:p>
          </table:table-cell>
        </table:table-row>
        <table:table-row table:style-name="ro4">
          <table:table-cell/>
          <table:table-cell office:value-type="string" calcext:value-type="string">
            <text:p>batterie </text:p>
            <text:p>Samsung 18650 Li-ion Battery - 2900mAh- 8.25A – INR18650-29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INR18650-29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tinytronics</text:p>
          </table:table-cell>
          <table:table-cell table:style-name="ce2" office:value-type="float" office:value="1582" calcext:value-type="float">
            <text:p>158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https://www.tinytronics.nl/shop/en/power/batteries/18650/samsung-18650-li-ion-battery-2900mah-8.25a-inr18650-29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9T09:57:28.912000000</dc:date>
    <meta:editing-duration>PT27M21S</meta:editing-duration>
    <meta:editing-cycles>6</meta:editing-cycles>
    <meta:generator>LibreOffice/7.3.4.2$Windows_X86_64 LibreOffice_project/728fec16bd5f605073805c3c9e7c4212a0120dc5</meta:generator>
    <meta:document-statistic meta:table-count="1" meta:cell-count="284" meta:object-count="0"/>
  </office:meta>
</office:document-meta>
</file>